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.4925in" fo:margin-right="0in" fo:line-height="100%" fo:text-indent="0in" style:auto-text-indent="false"/>
      <style:text-properties style:font-name="Century Schoolbook L" fo:font-size="12pt" officeooo:paragraph-rsid="0015818e" style:font-size-asian="12pt" style:font-size-complex="12pt"/>
    </style:style>
    <style:style style:name="P2" style:family="paragraph" style:parent-style-name="Preformatted_20_Text">
      <style:paragraph-properties fo:margin-left="0.4925in" fo:margin-right="0in" fo:margin-top="0in" fo:margin-bottom="0.1965in" loext:contextual-spacing="false" fo:line-height="100%" fo:text-indent="0in" style:auto-text-indent="false"/>
      <style:text-properties style:font-name="Century Schoolbook L" fo:font-size="12pt" officeooo:paragraph-rsid="0015818e" style:font-size-asian="12pt" style:font-size-complex="12pt"/>
    </style:style>
    <style:style style:name="P3" style:family="paragraph" style:parent-style-name="Preformatted_20_Text">
      <style:paragraph-properties fo:margin-left="0.4925in" fo:margin-right="0in" fo:line-height="100%" fo:text-indent="0in" style:auto-text-indent="false"/>
      <style:text-properties style:font-name="Century Schoolbook L" fo:font-size="12pt" officeooo:rsid="000b9097" officeooo:paragraph-rsid="0015818e" style:font-size-asian="12pt" style:font-size-complex="12pt"/>
    </style:style>
    <style:style style:name="P4" style:family="paragraph" style:parent-style-name="Preformatted_20_Text">
      <style:paragraph-properties fo:margin-left="0.4925in" fo:margin-right="0in" fo:line-height="100%" fo:text-indent="0in" style:auto-text-indent="false"/>
      <style:text-properties style:font-name="Century Schoolbook L" fo:font-size="12pt" officeooo:rsid="00175de8" officeooo:paragraph-rsid="0015818e" style:font-size-asian="12pt" style:font-size-complex="12pt"/>
    </style:style>
    <style:style style:name="P5" style:family="paragraph" style:parent-style-name="Preformatted_20_Text">
      <style:paragraph-properties fo:margin-left="0.4925in" fo:margin-right="0in" fo:line-height="100%" fo:text-indent="0in" style:auto-text-indent="false"/>
      <style:text-properties style:font-name="Century Schoolbook L" fo:font-size="12pt" officeooo:paragraph-rsid="0015818e" style:font-size-asian="12pt" style:font-size-complex="12pt"/>
    </style:style>
    <style:style style:name="P6" style:family="paragraph" style:parent-style-name="Preformatted_20_Text">
      <style:paragraph-properties fo:margin-left="0.4925in" fo:margin-right="0in" fo:margin-top="0in" fo:margin-bottom="0.1965in" loext:contextual-spacing="false" fo:line-height="100%" fo:text-indent="0in" style:auto-text-indent="false"/>
      <style:text-properties style:font-name="Century Schoolbook L" fo:font-size="12pt" officeooo:paragraph-rsid="0015818e" style:font-size-asian="12pt" style:font-size-complex="12pt"/>
    </style:style>
    <style:style style:name="P7" style:family="paragraph" style:parent-style-name="Text_20_body">
      <style:text-properties style:font-name="Century Schoolbook L" fo:font-size="20pt" fo:font-weight="bold" officeooo:rsid="0017c388" officeooo:paragraph-rsid="0017c388" style:font-size-asian="20pt" style:font-weight-asian="bold" style:font-size-complex="20pt" style:font-weight-complex="bold"/>
    </style:style>
    <style:style style:name="P8" style:family="paragraph" style:parent-style-name="Text_20_body">
      <style:text-properties style:font-name="Century Schoolbook L" officeooo:rsid="0016f82e" officeooo:paragraph-rsid="0016f82e"/>
    </style:style>
    <style:style style:name="P9" style:family="paragraph" style:parent-style-name="Text_20_body">
      <style:text-properties style:font-name="Century Schoolbook L" fo:font-size="12pt" fo:font-weight="normal" officeooo:rsid="001ebf71" officeooo:paragraph-rsid="0016f82e" style:font-size-asian="10.5pt" style:font-weight-asian="normal" style:font-size-complex="12pt" style:font-weight-complex="normal"/>
    </style:style>
    <style:style style:name="P10" style:family="paragraph" style:parent-style-name="Text_20_body">
      <style:paragraph-properties fo:line-height="100%"/>
      <style:text-properties style:font-name="Century Schoolbook L" fo:font-size="12pt" officeooo:rsid="000b9097" officeooo:paragraph-rsid="0015818e" style:font-size-asian="12pt" style:font-size-complex="12pt"/>
    </style:style>
    <style:style style:name="P11" style:family="paragraph" style:parent-style-name="Text_20_body" style:list-style-name="L1">
      <style:paragraph-properties fo:line-height="100%"/>
      <style:text-properties style:font-name="Century Schoolbook L" fo:font-size="12pt" officeooo:paragraph-rsid="0016f82e" style:font-size-asian="12pt" style:font-size-complex="12pt"/>
    </style:style>
    <style:style style:name="P12" style:family="paragraph" style:parent-style-name="Text_20_body">
      <style:paragraph-properties fo:line-height="100%"/>
      <style:text-properties style:font-name="Century Schoolbook L" fo:font-size="12pt" officeooo:paragraph-rsid="0019f177" style:font-size-asian="12pt" style:font-size-complex="12pt"/>
    </style:style>
    <style:style style:name="P13" style:family="paragraph" style:parent-style-name="Text_20_body">
      <style:paragraph-properties fo:margin-left="0.4925in" fo:margin-right="0in" fo:line-height="100%" fo:text-indent="0in" style:auto-text-indent="false"/>
      <style:text-properties style:font-name="Century Schoolbook L" fo:font-size="12pt" officeooo:rsid="000b9097" officeooo:paragraph-rsid="0015818e" style:font-size-asian="12pt" style:font-size-complex="12pt"/>
    </style:style>
    <style:style style:name="T1" style:family="text">
      <style:text-properties officeooo:rsid="00175de8"/>
    </style:style>
    <style:style style:name="T2" style:family="text">
      <style:text-properties officeooo:rsid="001a4cd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5de8" style:font-weight-asian="bold" style:font-weight-complex="bold"/>
    </style:style>
    <style:style style:name="T5" style:family="text">
      <style:text-properties fo:color="#660033" fo:font-weight="bold" officeooo:rsid="0016971f" style:font-weight-asian="bold" style:font-weight-complex="bold"/>
    </style:style>
    <style:style style:name="T6" style:family="text">
      <style:text-properties fo:color="#ff3333" fo:font-weight="bold" officeooo:rsid="0016971f" style:font-weight-asian="bold" style:font-weight-complex="bold"/>
    </style:style>
    <style:style style:name="T7" style:family="text">
      <style:text-properties fo:color="#ff3333" fo:font-size="12pt" fo:font-weight="normal" officeooo:rsid="001fd0e2" style:font-size-asian="10.5pt" style:font-weight-asian="normal" style:font-size-complex="12pt" style:font-weight-complex="normal"/>
    </style:style>
    <style:style style:name="T8" style:family="text">
      <style:text-properties fo:color="#ff3333" fo:font-size="12pt" fo:font-weight="normal" officeooo:rsid="001872ca" style:font-size-asian="10.5pt" style:font-weight-asian="normal" style:font-size-complex="12pt" style:font-weight-complex="normal"/>
    </style:style>
    <style:style style:name="T9" style:family="text">
      <style:text-properties fo:color="#ff3333" fo:font-size="12pt" fo:font-weight="normal" officeooo:rsid="0019f177" style:font-size-asian="10.5pt" style:font-weight-asian="normal" style:font-size-complex="12pt" style:font-weight-complex="normal"/>
    </style:style>
    <style:style style:name="T10" style:family="text">
      <style:text-properties fo:color="#ff3333" style:font-name="Ubuntu" fo:font-size="12pt" fo:font-weight="normal" officeooo:rsid="001872ca" style:font-size-asian="10.5pt" style:font-weight-asian="normal" style:font-size-complex="12pt" style:font-weight-complex="normal"/>
    </style:style>
    <style:style style:name="T11" style:family="text">
      <style:text-properties fo:color="#ff3333" style:font-name="Ubuntu" fo:font-size="12pt" fo:font-weight="normal" officeooo:rsid="001fd0e2" style:font-size-asian="10.5pt" style:font-weight-asian="normal" style:font-size-complex="12pt" style:font-weight-complex="normal"/>
    </style:style>
    <style:style style:name="T12" style:family="text">
      <style:text-properties fo:color="#ff3333" style:font-name="Ubuntu" fo:font-size="12pt" fo:font-weight="normal" officeooo:rsid="0019f177" style:font-size-asian="10.5pt" style:font-weight-asian="normal" style:font-size-complex="12pt" style:font-weight-complex="normal"/>
    </style:style>
    <style:style style:name="T13" style:family="text">
      <style:text-properties fo:color="#ff3333" fo:font-weight="normal" officeooo:rsid="001fd0e2" style:font-weight-asian="normal" style:font-weight-complex="normal"/>
    </style:style>
    <style:style style:name="T14" style:family="text">
      <style:text-properties fo:color="#ff3333" fo:font-weight="normal" officeooo:rsid="0019f177" style:font-weight-asian="normal" style:font-weight-complex="normal"/>
    </style:style>
    <style:style style:name="T15" style:family="text">
      <style:text-properties fo:font-size="12pt" fo:font-weight="normal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1ebf71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1fd0e2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181667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0b9097" style:font-size-asian="12pt" style:font-weight-asian="normal" style:font-size-complex="12pt" style:font-weight-complex="normal"/>
    </style:style>
    <style:style style:name="T20" style:family="text">
      <style:text-properties officeooo:rsid="001ebf71"/>
    </style:style>
    <style:style style:name="T21" style:family="text">
      <style:text-properties fo:color="#800000" fo:font-size="12pt" fo:font-weight="normal" officeooo:rsid="001872ca" style:font-size-asian="10.5pt" style:font-weight-asian="normal" style:font-size-complex="12pt" style:font-weight-complex="normal"/>
    </style:style>
    <style:style style:name="T22" style:family="text">
      <style:text-properties fo:color="#000000" style:font-name="Ubuntu" fo:font-size="12pt" fo:font-weight="normal" officeooo:rsid="001872ca" style:font-size-asian="10.5pt" style:font-weight-asian="normal" style:font-size-complex="12pt" style:font-weight-complex="normal"/>
    </style:style>
    <style:style style:name="T23" style:family="text">
      <style:text-properties style:font-name="Ubuntu" fo:font-size="12pt" fo:font-weight="normal" officeooo:rsid="000b9097" style:font-size-asian="12pt" style:font-weight-asian="normal" style:font-size-complex="12pt" style:font-weight-complex="normal"/>
    </style:style>
    <style:style style:name="T24" style:family="text">
      <style:text-properties fo:font-weight="normal" officeooo:rsid="001ebf71" style:font-weight-asian="normal" style:font-weight-complex="normal"/>
    </style:style>
    <style:style style:name="T25" style:family="text">
      <style:text-properties fo:font-weight="normal" officeooo:rsid="001fd0e2" style:font-weight-asian="normal" style:font-weight-complex="normal"/>
    </style:style>
    <style:style style:name="T26" style:family="text">
      <style:text-properties fo:font-weight="normal" officeooo:rsid="000b9097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0">A</text:span>ssignment # 1</text:p>
      <text:p text:style-name="P8"><text:span text:style-name="T16">D</text:span><text:span text:style-name="T15">ata Structure and Algorithm<text:tab/><text:tab/><text:tab/><text:tab/><text:tab/><text:tab/></text:span><text:span text:style-name="T18">Due: 21-OCT-2018</text:span></text:p>
      <text:p text:style-name="P9"/>
      <text:list xml:id="list2084402954415165484" text:style-name="L1">
        <text:list-item>
          <text:p text:style-name="P11"><text:span text:style-name="T24">Write a program that lets the user enter numbers . Use a linked list to store the numbers. Do not store duplicate numbers. Add the option for <text:s/>Sort in ascending orde</text:span><text:span text:style-name="T25">r</text:span><text:span text:style-name="T24">, Sort in descending order, Shuffle number </text:span><text:span text:style-name="T25">according to their index value</text:span><text:span text:style-name="T24">, and Reverse the list.</text:span></text:p>
        </text:list-item>
      </text:list>
      <text:p text:style-name="P12"><text:span text:style-name="T13"><text:tab/>**For each options a separate method <text:s/>will be called.</text:span></text:p>
      <text:p text:style-name="P12"><text:span text:style-name="T14">2.<text:tab/></text:span><text:span text:style-name="T26">Reverse a string using stack</text:span></text:p>
      <text:p text:style-name="P13">Following is simple algorithm to reverse a string using stack.</text:p>
      <text:p text:style-name="P1">1) Create an empty stack.</text:p>
      <text:p text:style-name="P1">2) One by one push all characters of string to stack.</text:p>
      <text:p text:style-name="P1">3) One by one pop all characters from stack and put </text:p>
      <text:p text:style-name="P2"><text:s text:c="3"/>them back to string.</text:p>
      <text:p text:style-name="P10"><text:span text:style-name="T1">3.<text:tab/></text:span>Design <text:span text:style-name="T2">and Analyze</text:span> a Data Structure <text:span text:style-name="T3">SpecialStack</text:span> that supports all the stack <text:tab/>operations like <text:tab/><text:span text:style-name="T3">push()</text:span>, <text:span text:style-name="T3">pop()</text:span>, <text:span text:style-name="T3">isEmpty(),</text:span> <text:span text:style-name="T3">isFull(</text:span>) and an additional <text:tab/>operation <text:span text:style-name="T3">getMin()</text:span> which should return <text:tab/>minimum element from the <text:tab/>SpecialStack.</text:p>
      <text:p text:style-name="P10"><text:span text:style-name="T5"><text:tab/>**</text:span><text:span text:style-name="T6">You have to do this through list. All methods will be your own defined.</text:span></text:p>
      <text:p text:style-name="P3"><text:span text:style-name="T4">Example:</text:span><text:span text:style-name="T1"> </text:span></text:p>
      <text:p text:style-name="P3"/>
      <text:p text:style-name="P3">Consider the following SpecialStack</text:p>
      <text:p text:style-name="P1">16 <text:s/>--&gt; TOP</text:p>
      <text:p text:style-name="P4">15</text:p>
      <text:p text:style-name="P4">10</text:p>
      <text:p text:style-name="P1">29</text:p>
      <text:p text:style-name="P1">19</text:p>
      <text:p text:style-name="P1">18</text:p>
      <text:p text:style-name="P1"/>
      <text:p text:style-name="P1">When getMin() is called it should return 1<text:span text:style-name="T1">0</text:span>, which is the minimum </text:p>
      <text:p text:style-name="P1">element in the current stack. </text:p>
      <text:p text:style-name="P1"/>
      <text:p text:style-name="P1">If we do pop t<text:span text:style-name="T1">hree</text:span> times on stack, the stack becomes</text:p>
      <text:p text:style-name="P1">29 <text:s/>--&gt; TOP</text:p>
      <text:p text:style-name="P1">19</text:p>
      <text:p text:style-name="P1">18</text:p>
      <text:p text:style-name="P1"/>
      <text:p text:style-name="P1">When getMin() is called, it should return 18 which is the minimum </text:p>
      <text:p text:style-name="P2">in the current stac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3:42:55.362094027</meta:creation-date>
    <dc:date>2018-10-18T14:09:16.514449462</dc:date>
    <meta:editing-duration>PT25M17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28" meta:word-count="222" meta:character-count="1248" meta:non-whitespace-character-count="1033"/>
  </office:meta>
</office:document-meta>
</file>